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6b2" officeooo:paragraph-rsid="000f06b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f06b2" officeooo:paragraph-rsid="000f06b2" style:font-weight-asian="bold" style:font-weight-complex="bold"/>
    </style:style>
    <style:style style:name="P4" style:family="paragraph" style:parent-style-name="Standard">
      <style:text-properties fo:font-weight="bold" officeooo:rsid="000f8afe" officeooo:paragraph-rsid="000f8afe" style:font-weight-asian="bold" style:font-weight-complex="bold"/>
    </style:style>
    <style:style style:name="P5" style:family="paragraph" style:parent-style-name="Standard">
      <style:text-properties fo:font-weight="bold" officeooo:rsid="000fbdd2" officeooo:paragraph-rsid="000fbdd2" style:font-weight-asian="bold" style:font-weight-complex="bold"/>
    </style:style>
    <style:style style:name="P6" style:family="paragraph" style:parent-style-name="Standard">
      <style:text-properties fo:font-weight="bold" officeooo:rsid="00117895" officeooo:paragraph-rsid="00117895" style:font-weight-asian="bold" style:font-weight-complex="bold"/>
    </style:style>
    <style:style style:name="P7" style:family="paragraph" style:parent-style-name="Standard">
      <style:text-properties officeooo:rsid="000f8afe" officeooo:paragraph-rsid="000f8afe"/>
    </style:style>
    <style:style style:name="P8" style:family="paragraph" style:parent-style-name="Standard">
      <style:text-properties fo:font-weight="normal" officeooo:rsid="000f8afe" officeooo:paragraph-rsid="000f8afe" style:font-weight-asian="normal" style:font-weight-complex="normal"/>
    </style:style>
    <style:style style:name="P9" style:family="paragraph" style:parent-style-name="Standard">
      <style:text-properties fo:font-weight="normal" officeooo:rsid="000fbdd2" officeooo:paragraph-rsid="000fbdd2" style:font-weight-asian="normal" style:font-weight-complex="normal"/>
    </style:style>
    <style:style style:name="P10" style:family="paragraph" style:parent-style-name="Standard">
      <style:text-properties fo:font-weight="normal" officeooo:rsid="00117895" officeooo:paragraph-rsid="00117895" style:font-weight-asian="normal" style:font-weight-complex="normal"/>
    </style:style>
    <style:style style:name="P11" style:family="paragraph" style:parent-style-name="Standard">
      <style:text-properties fo:font-weight="normal" officeooo:rsid="0013238b" officeooo:paragraph-rsid="0013238b" style:font-weight-asian="normal" style:font-weight-complex="normal"/>
    </style:style>
    <style:style style:name="P12" style:family="paragraph" style:parent-style-name="Standard">
      <style:text-properties style:font-name="sans-serif" fo:font-size="12.75pt" fo:font-weight="bold" style:font-weight-asian="bold" style:font-weight-complex="bold"/>
    </style:style>
    <style:style style:name="P13" style:family="paragraph" style:parent-style-name="Standard">
      <style:text-properties style:font-name="sans-serif" fo:font-size="12.75pt" fo:font-weight="bold" officeooo:rsid="000fbdd2" officeooo:paragraph-rsid="000fbdd2" style:font-weight-asian="bold" style:font-weight-complex="bold"/>
    </style:style>
    <style:style style:name="P14" style:family="paragraph" style:parent-style-name="Standard">
      <style:text-properties style:font-name="sans-serif" fo:font-size="12.75pt" fo:font-weight="bold" officeooo:rsid="000f06b2" officeooo:paragraph-rsid="000f06b2" style:font-weight-asian="bold" style:font-weight-complex="bold"/>
    </style:style>
    <style:style style:name="P15" style:family="paragraph" style:parent-style-name="Standard">
      <style:text-properties style:font-name="sans-serif" fo:font-size="12.75pt" fo:font-weight="normal" officeooo:rsid="000fbdd2" officeooo:paragraph-rsid="000fbdd2" style:font-weight-asian="normal" style:font-weight-complex="normal"/>
    </style:style>
    <style:style style:name="P16" style:family="paragraph" style:parent-style-name="Standard">
      <style:text-properties officeooo:paragraph-rsid="0013238b"/>
    </style:style>
    <style:style style:name="P17" style:family="paragraph" style:parent-style-name="Standard" style:list-style-name="L2">
      <style:text-properties officeooo:paragraph-rsid="000fbdd2"/>
    </style:style>
    <style:style style:name="P18" style:family="paragraph" style:parent-style-name="Standard" style:list-style-name="L3">
      <style:text-properties officeooo:paragraph-rsid="00117895"/>
    </style:style>
    <style:style style:name="P19" style:family="paragraph" style:parent-style-name="Standard" style:list-style-name="L4">
      <style:text-properties officeooo:paragraph-rsid="00117895"/>
    </style:style>
    <style:style style:name="P20" style:family="paragraph" style:parent-style-name="Standard" style:list-style-name="L4">
      <style:text-properties officeooo:paragraph-rsid="0013f576"/>
    </style:style>
    <style:style style:name="P21" style:family="paragraph" style:parent-style-name="Standard" style:list-style-name="L5">
      <style:text-properties officeooo:paragraph-rsid="0013f576"/>
    </style:style>
    <style:style style:name="P22" style:family="paragraph" style:parent-style-name="Standard" style:list-style-name="L6">
      <style:text-properties officeooo:paragraph-rsid="000f06b2"/>
    </style:style>
    <style:style style:name="P23" style:family="paragraph" style:parent-style-name="Standard" style:list-style-name="L7">
      <style:text-properties officeooo:paragraph-rsid="000f06b2"/>
    </style:style>
    <style:style style:name="P24" style:family="paragraph" style:parent-style-name="Standard">
      <style:paragraph-properties fo:margin-left="2.501cm" fo:margin-right="0cm" fo:text-indent="-0.635cm" style:auto-text-indent="false"/>
      <style:text-properties fo:font-weight="normal" officeooo:rsid="0013238b" officeooo:paragraph-rsid="0013f576" style:font-weight-asian="normal" style:font-weight-complex="normal"/>
    </style:style>
    <style:style style:name="P25" style:family="paragraph" style:parent-style-name="Standard">
      <style:paragraph-properties fo:margin-left="2.501cm" fo:margin-right="0cm" fo:text-indent="-0.635cm" style:auto-text-indent="false"/>
      <style:text-properties fo:font-weight="normal" officeooo:rsid="0013f576" officeooo:paragraph-rsid="0013f576" style:font-weight-asian="normal" style:font-weight-complex="normal"/>
    </style:style>
    <style:style style:name="T1" style:family="text">
      <style:text-properties officeooo:rsid="000f06b2"/>
    </style:style>
    <style:style style:name="T2" style:family="text">
      <style:text-properties style:font-name="sans-serif" fo:font-size="12.75pt"/>
    </style:style>
    <style:style style:name="T3" style:family="text">
      <style:text-properties fo:font-weight="normal" officeooo:rsid="00117895" style:font-weight-asian="normal" style:font-weight-complex="normal"/>
    </style:style>
    <style:style style:name="T4" style:family="text">
      <style:text-properties fo:font-weight="normal" officeooo:rsid="000fbdd2" style:font-weight-asian="normal" style:font-weight-complex="normal"/>
    </style:style>
    <style:style style:name="T5" style:family="text">
      <style:text-properties fo:font-weight="normal" officeooo:rsid="0013238b" style:font-weight-asian="normal" style:font-weight-complex="normal"/>
    </style:style>
    <style:style style:name="T6" style:family="text">
      <style:text-properties fo:font-size="12.75pt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fo:font-weight="normal" officeooo:rsid="0013238b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49 Taller Preparación Segunda Prueba de Rails 17/04/17</text:p>
      <text:p text:style-name="Standard"/>
      <text:p text:style-name="P12">1. </text:p>
      <text:p text:style-name="P12">Crear una aplicación llamada tienda con PostgreSQL</text:p>
      <text:p text:style-name="P2"/>
      <text:p text:style-name="P1">abraham@abraham-Inspiron-3558:~$ ls</text:p>
      <text:p text:style-name="P1">A <text:s/>D <text:s text:c="10"/>E <text:s text:c="15"/>ej.txt <text:s text:c="11"/>f2f <text:s text:c="6"/>Música <text:s text:c="5"/>sandbox</text:p>
      <text:p text:style-name="P1">B <text:s/>Descargas <text:s text:c="2"/>ej_permisos.md <text:s text:c="2"/>Escritorio <text:s text:c="7"/>hola <text:s text:c="5"/>Plantillas <text:s/>Vídeos</text:p>
      <text:p text:style-name="P1">C <text:s/>Documentos <text:s/>ej_permisos.md~ <text:s/>examples.desktop <text:s/>Imágenes <text:s/>Público <text:s text:c="4"/>z</text:p>
      <text:p text:style-name="P1">abraham@abraham-Inspiron-3558:~$ cd sandbox</text:p>
      <text:p text:style-name="P1">abraham@abraham-Inspiron-3558:~/sandbox$ ls</text:p>
      <text:p text:style-name="P1">rails <text:s/>ruby</text:p>
      <text:p text:style-name="P1">abraham@abraham-Inspiron-3558:~/sandbox$ ls</text:p>
      <text:p text:style-name="P1">rails <text:s/>ruby</text:p>
      <text:p text:style-name="P1">abraham@abraham-Inspiron-3558:~/sandbox$ cd rails</text:p>
      <text:p text:style-name="P1">abraham@abraham-Inspiron-3558:~/sandbox/rails$ ls</text:p>
      <text:p text:style-name="P1">040417 <text:s text:c="6"/>ejercicio38 <text:s/>exa <text:s text:c="9"/>experiments <text:s/>superheroes</text:p>
      <text:p text:style-name="P1">ejercicio <text:s text:c="3"/>ejercicio45 <text:s/>examen.odt <text:s text:c="2"/>logneg <text:s text:c="6"/>tallerprueba</text:p>
      <text:p text:style-name="P1">ejercicio37 <text:s/>Ejercicio46 <text:s/>examenrails <text:s/>Postgres</text:p>
      <text:p text:style-name="P1">abraham@abraham-Inspiron-3558:~/sandbox/rails$ rails new tienda -d postgresql</text:p>
      <text:p text:style-name="P1"><text:s text:c="6"/>create <text:s/></text:p>
      <text:p text:style-name="P1"><text:s text:c="6"/>create <text:s/>README.md</text:p>
      <text:p text:style-name="P1"><text:s text:c="6"/>create <text:s/>Rakefile</text:p>
      <text:p text:style-name="P1"><text:s text:c="6"/>create <text:s/>config.ru</text:p>
      <text:p text:style-name="P1"><text:s text:c="6"/>create <text:s/>.gitignore</text:p>
      <text:p text:style-name="P1"><text:s text:c="6"/>create <text:s/>Gemfile</text:p>
      <text:p text:style-name="P1"><text:s text:c="6"/>create <text:s/>app</text:p>
      <text:p text:style-name="P1"><text:s text:c="6"/>create <text:s/>app/assets/config/manifest.js</text:p>
      <text:p text:style-name="P1"><text:s text:c="6"/>create <text:s/>app/assets/javascripts/application.js</text:p>
      <text:p text:style-name="P1"><text:s text:c="6"/>create <text:s/>app/assets/javascripts/cable.js</text:p>
      <text:p text:style-name="P1"><text:s text:c="6"/>create <text:s/>app/assets/stylesheets/application.css</text:p>
      <text:p text:style-name="P1"><text:s text:c="6"/>create <text:s/>app/channels/application_cable/channel.rb</text:p>
      <text:p text:style-name="P1"><text:s text:c="6"/>create <text:s/>app/channels/application_cable/connection.rb</text:p>
      <text:p text:style-name="P1"><text:s text:c="6"/>create <text:s/>app/controllers/application_controller.rb</text:p>
      <text:p text:style-name="P1"><text:s text:c="6"/>create <text:s/>app/helpers/application_helper.rb</text:p>
      <text:p text:style-name="P1"><text:s text:c="6"/>create <text:s/>app/jobs/application_job.rb</text:p>
      <text:p text:style-name="P1"><text:s text:c="6"/>create <text:s/>app/mailers/application_mailer.rb</text:p>
      <text:p text:style-name="P1"><text:s text:c="6"/>create <text:s/>app/models/application_record.rb</text:p>
      <text:p text:style-name="P1"><text:s text:c="6"/>create <text:s/>app/views/layouts/application.html.erb</text:p>
      <text:p text:style-name="P1"><text:s text:c="6"/>create <text:s/>app/views/layouts/mailer.html.erb</text:p>
      <text:p text:style-name="P1"><text:s text:c="6"/>create <text:s/>app/views/layouts/mailer.text.erb</text:p>
      <text:p text:style-name="P1"><text:s text:c="6"/>create <text:s/>app/assets/images/.keep</text:p>
      <text:p text:style-name="P1"><text:s text:c="6"/>create <text:s/>app/assets/javascripts/channels</text:p>
      <text:p text:style-name="P1"><text:s text:c="6"/>create <text:s/>app/assets/javascripts/channels/.keep</text:p>
      <text:p text:style-name="P1"><text:s text:c="6"/>create <text:s/>app/controllers/concerns/.keep</text:p>
      <text:p text:style-name="P1"><text:s text:c="6"/>create <text:s/>app/models/concerns/.keep</text:p>
      <text:p text:style-name="P1"><text:s text:c="6"/>create <text:s/>bin</text:p>
      <text:p text:style-name="P1"><text:s text:c="6"/>create <text:s/>bin/bundle</text:p>
      <text:p text:style-name="P1"><text:s text:c="6"/>create <text:s/>bin/rails</text:p>
      <text:p text:style-name="P1"><text:soft-page-break/><text:s text:c="6"/>create <text:s/>bin/rake</text:p>
      <text:p text:style-name="P1"><text:s text:c="6"/>create <text:s/>bin/setup</text:p>
      <text:p text:style-name="P1"><text:s text:c="6"/>create <text:s/>bin/update</text:p>
      <text:p text:style-name="P1"><text:s text:c="6"/>create <text:s/>config</text:p>
      <text:p text:style-name="P1"><text:s text:c="6"/>create <text:s/>config/routes.rb</text:p>
      <text:p text:style-name="P1"><text:s text:c="6"/>create <text:s/>config/application.rb</text:p>
      <text:p text:style-name="P1"><text:s text:c="6"/>create <text:s/>config/environment.rb</text:p>
      <text:p text:style-name="P1"><text:s text:c="6"/>create <text:s/>config/secrets.yml</text:p>
      <text:p text:style-name="P1"><text:s text:c="6"/>create <text:s/>config/cable.yml</text:p>
      <text:p text:style-name="P1"><text:s text:c="6"/>create <text:s/>config/puma.rb</text:p>
      <text:p text:style-name="P1"><text:s text:c="6"/>create <text:s/>config/spring.rb</text:p>
      <text:p text:style-name="P1"><text:s text:c="6"/>create <text:s/>config/environments</text:p>
      <text:p text:style-name="P1"><text:s text:c="6"/>create <text:s/>config/environments/development.rb</text:p>
      <text:p text:style-name="P1"><text:s text:c="6"/>create <text:s/>config/environments/production.rb</text:p>
      <text:p text:style-name="P1"><text:s text:c="6"/>create <text:s/>config/environments/test.rb</text:p>
      <text:p text:style-name="P1"><text:s text:c="6"/>create <text:s/>config/initializers</text:p>
      <text:p text:style-name="P1"><text:s text:c="6"/>create <text:s/>config/initializers/application_controller_renderer.rb</text:p>
      <text:p text:style-name="P1"><text:s text:c="6"/>create <text:s/>config/initializers/assets.rb</text:p>
      <text:p text:style-name="P1"><text:s text:c="6"/>create <text:s/>config/initializers/backtrace_silencers.rb</text:p>
      <text:p text:style-name="P1"><text:s text:c="6"/>create <text:s/>config/initializers/cookies_serializer.rb</text:p>
      <text:p text:style-name="P1"><text:s text:c="6"/>create <text:s/>config/initializers/cors.rb</text:p>
      <text:p text:style-name="P1"><text:s text:c="6"/>create <text:s/>config/initializers/filter_parameter_logging.rb</text:p>
      <text:p text:style-name="P1"><text:s text:c="6"/>create <text:s/>config/initializers/inflections.rb</text:p>
      <text:p text:style-name="P1"><text:s text:c="6"/>create <text:s/>config/initializers/mime_types.rb</text:p>
      <text:p text:style-name="P1"><text:s text:c="6"/>create <text:s/>config/initializers/new_framework_defaults.rb</text:p>
      <text:p text:style-name="P1"><text:s text:c="6"/>create <text:s/>config/initializers/session_store.rb</text:p>
      <text:p text:style-name="P1"><text:s text:c="6"/>create <text:s/>config/initializers/wrap_parameters.rb</text:p>
      <text:p text:style-name="P1"><text:s text:c="6"/>create <text:s/>config/locales</text:p>
      <text:p text:style-name="P1"><text:s text:c="6"/>create <text:s/>config/locales/en.yml</text:p>
      <text:p text:style-name="P1"><text:s text:c="6"/>create <text:s/>config/boot.rb</text:p>
      <text:p text:style-name="P1"><text:s text:c="6"/>create <text:s/>config/database.yml</text:p>
      <text:p text:style-name="P1"><text:s text:c="6"/>create <text:s/>db</text:p>
      <text:p text:style-name="P1"><text:s text:c="6"/>create <text:s/>db/seeds.rb</text:p>
      <text:p text:style-name="P1"><text:s text:c="6"/>create <text:s/>lib</text:p>
      <text:p text:style-name="P1"><text:s text:c="6"/>create <text:s/>lib/tasks</text:p>
      <text:p text:style-name="P1"><text:s text:c="6"/>create <text:s/>lib/tasks/.keep</text:p>
      <text:p text:style-name="P1"><text:s text:c="6"/>create <text:s/>lib/assets</text:p>
      <text:p text:style-name="P1"><text:s text:c="6"/>create <text:s/>lib/assets/.keep</text:p>
      <text:p text:style-name="P1"><text:s text:c="6"/>create <text:s/>log</text:p>
      <text:p text:style-name="P1"><text:s text:c="6"/>create <text:s/>log/.keep</text:p>
      <text:p text:style-name="P1"><text:s text:c="6"/>create <text:s/>public</text:p>
      <text:p text:style-name="P1"><text:s text:c="6"/>create <text:s/>public/404.html</text:p>
      <text:p text:style-name="P1"><text:s text:c="6"/>create <text:s/>public/422.html</text:p>
      <text:p text:style-name="P1"><text:s text:c="6"/>create <text:s/>public/500.html</text:p>
      <text:p text:style-name="P1"><text:s text:c="6"/>create <text:s/>public/apple-touch-icon-precomposed.png</text:p>
      <text:p text:style-name="P1"><text:s text:c="6"/>create <text:s/>public/apple-touch-icon.png</text:p>
      <text:p text:style-name="P1"><text:s text:c="6"/>create <text:s/>public/favicon.ico</text:p>
      <text:p text:style-name="P1"><text:s text:c="6"/>create <text:s/>public/robots.txt</text:p>
      <text:p text:style-name="P1"><text:s text:c="6"/>create <text:s/>test/fixtures</text:p>
      <text:p text:style-name="P1"><text:soft-page-break/><text:s text:c="6"/>create <text:s/>test/fixtures/.keep</text:p>
      <text:p text:style-name="P1"><text:s text:c="6"/>create <text:s/>test/fixtures/files</text:p>
      <text:p text:style-name="P1"><text:s text:c="6"/>create <text:s/>test/fixtures/files/.keep</text:p>
      <text:p text:style-name="P1"><text:s text:c="6"/>create <text:s/>test/controllers</text:p>
      <text:p text:style-name="P1"><text:s text:c="6"/>create <text:s/>test/controllers/.keep</text:p>
      <text:p text:style-name="P1"><text:s text:c="6"/>create <text:s/>test/mailers</text:p>
      <text:p text:style-name="P1"><text:s text:c="6"/>create <text:s/>test/mailers/.keep</text:p>
      <text:p text:style-name="P1"><text:s text:c="6"/>create <text:s/>test/models</text:p>
      <text:p text:style-name="P1"><text:s text:c="6"/>create <text:s/>test/models/.keep</text:p>
      <text:p text:style-name="P1"><text:s text:c="6"/>create <text:s/>test/helpers</text:p>
      <text:p text:style-name="P1"><text:s text:c="6"/>create <text:s/>test/helpers/.keep</text:p>
      <text:p text:style-name="P1"><text:s text:c="6"/>create <text:s/>test/integration</text:p>
      <text:p text:style-name="P1"><text:s text:c="6"/>create <text:s/>test/integration/.keep</text:p>
      <text:p text:style-name="P1"><text:s text:c="6"/>create <text:s/>test/test_helper.rb</text:p>
      <text:p text:style-name="P1"><text:s text:c="6"/>create <text:s/>tmp</text:p>
      <text:p text:style-name="P1"><text:s text:c="6"/>create <text:s/>tmp/.keep</text:p>
      <text:p text:style-name="P1"><text:s text:c="6"/>create <text:s/>tmp/cache</text:p>
      <text:p text:style-name="P1"><text:s text:c="6"/>create <text:s/>tmp/cache/assets</text:p>
      <text:p text:style-name="P1"><text:s text:c="6"/>create <text:s/>vendor/assets/javascripts</text:p>
      <text:p text:style-name="P1"><text:s text:c="6"/>create <text:s/>vendor/assets/javascripts/.keep</text:p>
      <text:p text:style-name="P1"><text:s text:c="6"/>create <text:s/>vendor/assets/stylesheets</text:p>
      <text:p text:style-name="P1"><text:s text:c="6"/>create <text:s/>vendor/assets/stylesheets/.keep</text:p>
      <text:p text:style-name="P1"><text:s text:c="6"/>remove <text:s/>config/initializers/cors.rb</text:p>
      <text:p text:style-name="P1"><text:s text:c="9"/>run <text:s/>bundle install</text:p>
      <text:p text:style-name="P1">The dependency tzinfo-data (&gt;= 0) will be unused by any of the platforms Bundler is installing for. Bundler is installing for ruby but the dependency is only for x86-mingw32, x86-mswin32, x64-mingw32, java. To add those platforms to the bundle, run `bundle lock --add-platform x86-mingw32 x86-mswin32 x64-mingw32 java`.</text:p>
      <text:p text:style-name="P1">Fetching gem metadata from https://rubygems.org/..........</text:p>
      <text:p text:style-name="P1">Fetching version metadata from https://rubygems.org/..</text:p>
      <text:p text:style-name="P1">Fetching dependency metadata from https://rubygems.org/.</text:p>
      <text:p text:style-name="P1">Resolving dependencies...</text:p>
      <text:p text:style-name="P1">Using rake 12.0.0</text:p>
      <text:p text:style-name="P1">Using concurrent-ruby 1.0.5</text:p>
      <text:p text:style-name="P1">Using i18n 0.8.1</text:p>
      <text:p text:style-name="P1">Using minitest 5.10.1</text:p>
      <text:p text:style-name="P1">Using thread_safe 0.3.6</text:p>
      <text:p text:style-name="P1">Using builder 3.2.3</text:p>
      <text:p text:style-name="P1">Using erubis 2.7.0</text:p>
      <text:p text:style-name="P1">Using mini_portile2 2.1.0</text:p>
      <text:p text:style-name="P1">Using rack 2.0.1</text:p>
      <text:p text:style-name="P1">Using nio4r 2.0.0</text:p>
      <text:p text:style-name="P1">Using websocket-extensions 0.1.2</text:p>
      <text:p text:style-name="P1">Using mime-types-data 3.2016.0521</text:p>
      <text:p text:style-name="P1">Using arel 7.1.4</text:p>
      <text:p text:style-name="P1">Using bindex 0.5.0</text:p>
      <text:p text:style-name="P1">Using bundler 1.14.6</text:p>
      <text:p text:style-name="P1">Using byebug 9.0.6</text:p>
      <text:p text:style-name="P1">Using coffee-script-source 1.12.2</text:p>
      <text:p text:style-name="P1"><text:soft-page-break/>Using execjs 2.7.0</text:p>
      <text:p text:style-name="P1">Using method_source 0.8.2</text:p>
      <text:p text:style-name="P1">Using thor 0.19.4</text:p>
      <text:p text:style-name="P1">Using ffi 1.9.18</text:p>
      <text:p text:style-name="P1">Using multi_json 1.12.1</text:p>
      <text:p text:style-name="P1">Using rb-fsevent 0.9.8</text:p>
      <text:p text:style-name="P1">Using pg 0.20.0</text:p>
      <text:p text:style-name="P1">Using puma 3.8.2</text:p>
      <text:p text:style-name="P1">Using sass 3.4.23</text:p>
      <text:p text:style-name="P1">Using tilt 2.0.7</text:p>
      <text:p text:style-name="P1">Using turbolinks-source 5.0.0</text:p>
      <text:p text:style-name="P1">Using tzinfo 1.2.3</text:p>
      <text:p text:style-name="P1">Using nokogiri 1.7.1</text:p>
      <text:p text:style-name="P1">Using rack-test 0.6.3</text:p>
      <text:p text:style-name="P1">Using sprockets 3.7.1</text:p>
      <text:p text:style-name="P1">Using websocket-driver 0.6.5</text:p>
      <text:p text:style-name="P1">Using mime-types 3.1</text:p>
      <text:p text:style-name="P1">Using coffee-script 2.4.1</text:p>
      <text:p text:style-name="P1">Installing uglifier 3.2.0</text:p>
      <text:p text:style-name="P1">Using rb-inotify 0.9.8</text:p>
      <text:p text:style-name="P1">Using turbolinks 5.0.1</text:p>
      <text:p text:style-name="P1">Using activesupport 5.0.2</text:p>
      <text:p text:style-name="P1">Using loofah 2.0.3</text:p>
      <text:p text:style-name="P1">Using mail 2.6.4</text:p>
      <text:p text:style-name="P1">Using listen 3.0.8</text:p>
      <text:p text:style-name="P1">Using rails-dom-testing 2.0.2</text:p>
      <text:p text:style-name="P1">Installing globalid 0.4.0</text:p>
      <text:p text:style-name="P1">Using activemodel 5.0.2</text:p>
      <text:p text:style-name="P1">Using jbuilder 2.6.3</text:p>
      <text:p text:style-name="P1">Using spring 2.0.1</text:p>
      <text:p text:style-name="P1">Using rails-html-sanitizer 1.0.3</text:p>
      <text:p text:style-name="P1">Using activejob 5.0.2</text:p>
      <text:p text:style-name="P1">Using activerecord 5.0.2</text:p>
      <text:p text:style-name="P1">Using spring-watcher-listen 2.0.1</text:p>
      <text:p text:style-name="P1">Using actionview 5.0.2</text:p>
      <text:p text:style-name="P1">Using actionpack 5.0.2</text:p>
      <text:p text:style-name="P1">Using actioncable 5.0.2</text:p>
      <text:p text:style-name="P1">Using actionmailer 5.0.2</text:p>
      <text:p text:style-name="P1">Using railties 5.0.2</text:p>
      <text:p text:style-name="P1">Using sprockets-rails 3.2.0</text:p>
      <text:p text:style-name="P1">Using coffee-rails 4.2.1</text:p>
      <text:p text:style-name="P1">Using jquery-rails 4.3.1</text:p>
      <text:p text:style-name="P1">Using web-console 3.5.0</text:p>
      <text:p text:style-name="P1">Using rails 5.0.2</text:p>
      <text:p text:style-name="P1">Using sass-rails 5.0.6</text:p>
      <text:p text:style-name="P1">Bundle complete! 15 Gemfile dependencies, 62 gems now installed.</text:p>
      <text:p text:style-name="P1">Use `bundle show [gemname]` to see where a bundled gem is installed.</text:p>
      <text:p text:style-name="P1"><text:s text:c="9"/>run <text:s/>bundle exec spring binstub --all</text:p>
      <text:p text:style-name="P1">* bin/rake: spring inserted</text:p>
      <text:p text:style-name="P1"><text:soft-page-break/>* bin/rails: spring inserted</text:p>
      <text:p text:style-name="P1">abraham@abraham-Inspiron-3558:~/sandbox/rails$ cd tienda</text:p>
      <text:p text:style-name="P1">abraham@abraham-Inspiron-3558:~/sandbox/rails/tienda$ git init</text:p>
      <text:p text:style-name="P1">Initialized empty Git repository in /home/abraham/sandbox/rails/tienda/.git/</text:p>
      <text:p text:style-name="P1">abraham@abraham-Inspiron-3558:~/sandbox/rails/tienda$ git add .</text:p>
      <text:p text:style-name="P1">abraham@abraham-Inspiron-3558:~/sandbox/rails/tienda$ git status</text:p>
      <text:p text:style-name="P1">En la rama master</text:p>
      <text:p text:style-name="P1"></text:p>
      <text:p text:style-name="P1">Commit inicial</text:p>
      <text:p text:style-name="P1"></text:p>
      <text:p text:style-name="P1">Cambios para hacer commit:</text:p>
      <text:p text:style-name="P1"><text:s text:c="2"/>(use «git rm --cached &lt;archivo&gt;...» para sacar del stage)</text:p>
      <text:p text:style-name="P1"></text:p>
      <text:p text:style-name="P1"><text:tab/>new file: <text:s text:c="2"/>.gitignore</text:p>
      <text:p text:style-name="P1"><text:tab/>new file: <text:s text:c="2"/>Gemfile</text:p>
      <text:p text:style-name="P1"><text:tab/>new file: <text:s text:c="2"/>Gemfile.lock</text:p>
      <text:p text:style-name="P1"><text:tab/>new file: <text:s text:c="2"/>README.md</text:p>
      <text:p text:style-name="P1"><text:tab/>new file: <text:s text:c="2"/>Rakefile</text:p>
      <text:p text:style-name="P1"><text:tab/>new file: <text:s text:c="2"/>app/assets/config/manifest.js</text:p>
      <text:p text:style-name="P1"><text:tab/>new file: <text:s text:c="2"/>app/assets/images/.keep</text:p>
      <text:p text:style-name="P1"><text:tab/>new file: <text:s text:c="2"/>app/assets/javascripts/application.js</text:p>
      <text:p text:style-name="P1"><text:tab/>new file: <text:s text:c="2"/>app/assets/javascripts/cable.js</text:p>
      <text:p text:style-name="P1"><text:tab/>new file: <text:s text:c="2"/>app/assets/javascripts/channels/.keep</text:p>
      <text:p text:style-name="P1"><text:tab/>new file: <text:s text:c="2"/>app/assets/stylesheets/application.css</text:p>
      <text:p text:style-name="P1"><text:tab/>new file: <text:s text:c="2"/>app/channels/application_cable/channel.rb</text:p>
      <text:p text:style-name="P1"><text:tab/>new file: <text:s text:c="2"/>app/channels/application_cable/connection.rb</text:p>
      <text:p text:style-name="P1"><text:tab/>new file: <text:s text:c="2"/>app/controllers/application_controller.rb</text:p>
      <text:p text:style-name="P1"><text:tab/>new file: <text:s text:c="2"/>app/controllers/concerns/.keep</text:p>
      <text:p text:style-name="P1"><text:tab/>new file: <text:s text:c="2"/>app/helpers/application_helper.rb</text:p>
      <text:p text:style-name="P1"><text:tab/>new file: <text:s text:c="2"/>app/jobs/application_job.rb</text:p>
      <text:p text:style-name="P1"><text:tab/>new file: <text:s text:c="2"/>app/mailers/application_mailer.rb</text:p>
      <text:p text:style-name="P1"><text:tab/>new file: <text:s text:c="2"/>app/models/application_record.rb</text:p>
      <text:p text:style-name="P1"><text:tab/>new file: <text:s text:c="2"/>app/models/concerns/.keep</text:p>
      <text:p text:style-name="P1"><text:tab/>new file: <text:s text:c="2"/>app/views/layouts/application.html.erb</text:p>
      <text:p text:style-name="P1"><text:tab/>new file: <text:s text:c="2"/>app/views/layouts/mailer.html.erb</text:p>
      <text:p text:style-name="P1"><text:tab/>new file: <text:s text:c="2"/>app/views/layouts/mailer.text.erb</text:p>
      <text:p text:style-name="P1"><text:tab/>new file: <text:s text:c="2"/>bin/bundle</text:p>
      <text:p text:style-name="P1"><text:tab/>new file: <text:s text:c="2"/>bin/rails</text:p>
      <text:p text:style-name="P1"><text:tab/>new file: <text:s text:c="2"/>bin/rake</text:p>
      <text:p text:style-name="P1"><text:tab/>new file: <text:s text:c="2"/>bin/setup</text:p>
      <text:p text:style-name="P1"><text:tab/>new file: <text:s text:c="2"/>bin/spring</text:p>
      <text:p text:style-name="P1"><text:tab/>new file: <text:s text:c="2"/>bin/update</text:p>
      <text:p text:style-name="P1"><text:tab/>new file: <text:s text:c="2"/>config.ru</text:p>
      <text:p text:style-name="P1"><text:tab/>new file: <text:s text:c="2"/>config/application.rb</text:p>
      <text:p text:style-name="P1"><text:tab/>new file: <text:s text:c="2"/>config/boot.rb</text:p>
      <text:p text:style-name="P1"><text:tab/>new file: <text:s text:c="2"/>config/cable.yml</text:p>
      <text:p text:style-name="P1"><text:tab/>new file: <text:s text:c="2"/>config/database.yml</text:p>
      <text:p text:style-name="P1"><text:tab/>new file: <text:s text:c="2"/>config/environment.rb</text:p>
      <text:p text:style-name="P1"><text:tab/>new file: <text:s text:c="2"/>config/environments/development.rb</text:p>
      <text:p text:style-name="P1"><text:soft-page-break/><text:tab/>new file: <text:s text:c="2"/>config/environments/production.rb</text:p>
      <text:p text:style-name="P1"><text:tab/>new file: <text:s text:c="2"/>config/environments/test.rb</text:p>
      <text:p text:style-name="P1"><text:tab/>new file: <text:s text:c="2"/>config/initializers/application_controller_renderer.rb</text:p>
      <text:p text:style-name="P1"><text:tab/>new file: <text:s text:c="2"/>config/initializers/assets.rb</text:p>
      <text:p text:style-name="P1"><text:tab/>new file: <text:s text:c="2"/>config/initializers/backtrace_silencers.rb</text:p>
      <text:p text:style-name="P1"><text:tab/>new file: <text:s text:c="2"/>config/initializers/cookies_serializer.rb</text:p>
      <text:p text:style-name="P1"><text:tab/>new file: <text:s text:c="2"/>config/initializers/filter_parameter_logging.rb</text:p>
      <text:p text:style-name="P1"><text:tab/>new file: <text:s text:c="2"/>config/initializers/inflections.rb</text:p>
      <text:p text:style-name="P1"><text:tab/>new file: <text:s text:c="2"/>config/initializers/mime_types.rb</text:p>
      <text:p text:style-name="P1"><text:tab/>new file: <text:s text:c="2"/>config/initializers/new_framework_defaults.rb</text:p>
      <text:p text:style-name="P1"><text:tab/>new file: <text:s text:c="2"/>config/initializers/session_store.rb</text:p>
      <text:p text:style-name="P1"><text:tab/>new file: <text:s text:c="2"/>config/initializers/wrap_parameters.rb</text:p>
      <text:p text:style-name="P1"><text:tab/>new file: <text:s text:c="2"/>config/locales/en.yml</text:p>
      <text:p text:style-name="P1"><text:tab/>new file: <text:s text:c="2"/>config/puma.rb</text:p>
      <text:p text:style-name="P1"><text:tab/>new file: <text:s text:c="2"/>config/routes.rb</text:p>
      <text:p text:style-name="P1"><text:tab/>new file: <text:s text:c="2"/>config/secrets.yml</text:p>
      <text:p text:style-name="P1"><text:tab/>new file: <text:s text:c="2"/>config/spring.rb</text:p>
      <text:p text:style-name="P1"><text:tab/>new file: <text:s text:c="2"/>db/seeds.rb</text:p>
      <text:p text:style-name="P1"><text:tab/>new file: <text:s text:c="2"/>lib/assets/.keep</text:p>
      <text:p text:style-name="P1"><text:tab/>new file: <text:s text:c="2"/>lib/tasks/.keep</text:p>
      <text:p text:style-name="P1"><text:tab/>new file: <text:s text:c="2"/>log/.keep</text:p>
      <text:p text:style-name="P1"><text:tab/>new file: <text:s text:c="2"/>public/404.html</text:p>
      <text:p text:style-name="P1"><text:tab/>new file: <text:s text:c="2"/>public/422.html</text:p>
      <text:p text:style-name="P1"><text:tab/>new file: <text:s text:c="2"/>public/500.html</text:p>
      <text:p text:style-name="P1"><text:tab/>new file: <text:s text:c="2"/>public/apple-touch-icon-precomposed.png</text:p>
      <text:p text:style-name="P1"><text:tab/>new file: <text:s text:c="2"/>public/apple-touch-icon.png</text:p>
      <text:p text:style-name="P1"><text:tab/>new file: <text:s text:c="2"/>public/favicon.ico</text:p>
      <text:p text:style-name="P1"><text:tab/>new file: <text:s text:c="2"/>public/robots.txt</text:p>
      <text:p text:style-name="P1"><text:tab/>new file: <text:s text:c="2"/>test/controllers/.keep</text:p>
      <text:p text:style-name="P1"><text:tab/>new file: <text:s text:c="2"/>test/fixtures/.keep</text:p>
      <text:p text:style-name="P1"><text:tab/>new file: <text:s text:c="2"/>test/fixtures/files/.keep</text:p>
      <text:p text:style-name="P1"><text:tab/>new file: <text:s text:c="2"/>test/helpers/.keep</text:p>
      <text:p text:style-name="P1"><text:tab/>new file: <text:s text:c="2"/>test/integration/.keep</text:p>
      <text:p text:style-name="P1"><text:tab/>new file: <text:s text:c="2"/>test/mailers/.keep</text:p>
      <text:p text:style-name="P1"><text:tab/>new file: <text:s text:c="2"/>test/models/.keep</text:p>
      <text:p text:style-name="P1"><text:tab/>new file: <text:s text:c="2"/>test/test_helper.rb</text:p>
      <text:p text:style-name="P1"><text:tab/>new file: <text:s text:c="2"/>tmp/.keep</text:p>
      <text:p text:style-name="P1"><text:tab/>new file: <text:s text:c="2"/>vendor/assets/javascripts/.keep</text:p>
      <text:p text:style-name="P1"><text:tab/>new file: <text:s text:c="2"/>vendor/assets/stylesheets/.keep</text:p>
      <text:p text:style-name="P1"></text:p>
      <text:p text:style-name="P1"/>
      <text:list xml:id="list3826749582745039172" text:style-name="L6">
        <text:list-item>
          <text:p text:style-name="P22"><text:span text:style-name="T1">Realizar un commit con el proyecto vacío</text:span></text:p>
        </text:list-item>
      </text:list>
      <text:p text:style-name="P1"/>
      <text:p text:style-name="P1">abraham@abraham-Inspiron-3558:~/sandbox/rails/tienda$ git commit -m "init"</text:p>
      <text:p text:style-name="P1">[master (root-commit) 753fe51] init</text:p>
      <text:p text:style-name="P1"><text:s/>75 files changed, 1193 insertions(+)</text:p>
      <text:p text:style-name="P1"><text:s/>create mode 100644 .gitignore</text:p>
      <text:p text:style-name="P1"><text:s/>create mode 100644 Gemfile</text:p>
      <text:p text:style-name="P1"><text:s/>create mode 100644 Gemfile.lock</text:p>
      <text:p text:style-name="P1"><text:soft-page-break/><text:s/>create mode 100644 README.md</text:p>
      <text:p text:style-name="P1"><text:s/>create mode 100644 Rakefile</text:p>
      <text:p text:style-name="P1"><text:s/>create mode 100644 app/assets/config/manifest.js</text:p>
      <text:p text:style-name="P1"><text:s/>create mode 100644 app/assets/images/.keep</text:p>
      <text:p text:style-name="P1"><text:s/>create mode 100644 app/assets/javascripts/application.js</text:p>
      <text:p text:style-name="P1"><text:s/>create mode 100644 app/assets/javascripts/cable.js</text:p>
      <text:p text:style-name="P1"><text:s/>create mode 100644 app/assets/javascripts/channels/.keep</text:p>
      <text:p text:style-name="P1"><text:s/>create mode 100644 app/assets/stylesheets/application.css</text:p>
      <text:p text:style-name="P1"><text:s/>create mode 100644 app/channels/application_cable/channel.rb</text:p>
      <text:p text:style-name="P1"><text:s/>create mode 100644 app/channels/application_cable/connection.rb</text:p>
      <text:p text:style-name="P1"><text:s/>create mode 100644 app/controllers/application_controller.rb</text:p>
      <text:p text:style-name="P1"><text:s/>create mode 100644 app/controllers/concerns/.keep</text:p>
      <text:p text:style-name="P1"><text:s/>create mode 100644 app/helpers/application_helper.rb</text:p>
      <text:p text:style-name="P1"><text:s/>create mode 100644 app/jobs/application_job.rb</text:p>
      <text:p text:style-name="P1"><text:s/>create mode 100644 app/mailers/application_mailer.rb</text:p>
      <text:p text:style-name="P1"><text:s/>create mode 100644 app/models/application_record.rb</text:p>
      <text:p text:style-name="P1"><text:s/>create mode 100644 app/models/concerns/.keep</text:p>
      <text:p text:style-name="P1"><text:s/>create mode 100644 app/views/layouts/application.html.erb</text:p>
      <text:p text:style-name="P1"><text:s/>create mode 100644 app/views/layouts/mailer.html.erb</text:p>
      <text:p text:style-name="P1"><text:s/>create mode 100644 app/views/layouts/mailer.text.erb</text:p>
      <text:p text:style-name="P1"><text:s/>create mode 100755 bin/bundle</text:p>
      <text:p text:style-name="P1"><text:s/>create mode 100755 bin/rails</text:p>
      <text:p text:style-name="P1"><text:s/>create mode 100755 bin/rake</text:p>
      <text:p text:style-name="P1"><text:s/>create mode 100755 bin/setup</text:p>
      <text:p text:style-name="P1"><text:s/>create mode 100755 bin/spring</text:p>
      <text:p text:style-name="P1"><text:s/>create mode 100755 bin/update</text:p>
      <text:p text:style-name="P1"><text:s/>create mode 100644 config.ru</text:p>
      <text:p text:style-name="P1"><text:s/>create mode 100644 config/application.rb</text:p>
      <text:p text:style-name="P1"><text:s/>create mode 100644 config/boot.rb</text:p>
      <text:p text:style-name="P1"><text:s/>create mode 100644 config/cable.yml</text:p>
      <text:p text:style-name="P1"><text:s/>create mode 100644 config/database.yml</text:p>
      <text:p text:style-name="P1"><text:s/>create mode 100644 config/environment.rb</text:p>
      <text:p text:style-name="P1"><text:s/>create mode 100644 config/environments/development.rb</text:p>
      <text:p text:style-name="P1"><text:s/>create mode 100644 config/environments/production.rb</text:p>
      <text:p text:style-name="P1"><text:s/>create mode 100644 config/environments/test.rb</text:p>
      <text:p text:style-name="P1"><text:s/>create mode 100644 config/initializers/application_controller_renderer.rb</text:p>
      <text:p text:style-name="P1"><text:s/>create mode 100644 config/initializers/assets.rb</text:p>
      <text:p text:style-name="P1"><text:s/>create mode 100644 config/initializers/backtrace_silencers.rb</text:p>
      <text:p text:style-name="P1"><text:s/>create mode 100644 config/initializers/cookies_serializer.rb</text:p>
      <text:p text:style-name="P1"><text:s/>create mode 100644 config/initializers/filter_parameter_logging.rb</text:p>
      <text:p text:style-name="P1"><text:s/>create mode 100644 config/initializers/inflections.rb</text:p>
      <text:p text:style-name="P1"><text:s/>create mode 100644 config/initializers/mime_types.rb</text:p>
      <text:p text:style-name="P1"><text:s/>create mode 100644 config/initializers/new_framework_defaults.rb</text:p>
      <text:p text:style-name="P1"><text:s/>create mode 100644 config/initializers/session_store.rb</text:p>
      <text:p text:style-name="P1"><text:s/>create mode 100644 config/initializers/wrap_parameters.rb</text:p>
      <text:p text:style-name="P1"><text:s/>create mode 100644 config/locales/en.yml</text:p>
      <text:p text:style-name="P1"><text:s/>create mode 100644 config/puma.rb</text:p>
      <text:p text:style-name="P1"><text:s/>create mode 100644 config/routes.rb</text:p>
      <text:p text:style-name="P1"><text:s/>create mode 100644 config/secrets.yml</text:p>
      <text:p text:style-name="P1"><text:soft-page-break/><text:s/>create mode 100644 config/spring.rb</text:p>
      <text:p text:style-name="P1"><text:s/>create mode 100644 db/seeds.rb</text:p>
      <text:p text:style-name="P1"><text:s/>create mode 100644 lib/assets/.keep</text:p>
      <text:p text:style-name="P1"><text:s/>create mode 100644 lib/tasks/.keep</text:p>
      <text:p text:style-name="P1"><text:s/>create mode 100644 log/.keep</text:p>
      <text:p text:style-name="P1"><text:s/>create mode 100644 public/404.html</text:p>
      <text:p text:style-name="P1"><text:s/>create mode 100644 public/422.html</text:p>
      <text:p text:style-name="P1"><text:s/>create mode 100644 public/500.html</text:p>
      <text:p text:style-name="P1"><text:s/>create mode 100644 public/apple-touch-icon-precomposed.png</text:p>
      <text:p text:style-name="P1"><text:s/>create mode 100644 public/apple-touch-icon.png</text:p>
      <text:p text:style-name="P1"><text:s/>create mode 100644 public/favicon.ico</text:p>
      <text:p text:style-name="P1"><text:s/>create mode 100644 public/robots.txt</text:p>
      <text:p text:style-name="P1"><text:s/>create mode 100644 test/controllers/.keep</text:p>
      <text:p text:style-name="P1"><text:s/>create mode 100644 test/fixtures/.keep</text:p>
      <text:p text:style-name="P1"><text:s/>create mode 100644 test/fixtures/files/.keep</text:p>
      <text:p text:style-name="P1"><text:s/>create mode 100644 test/helpers/.keep</text:p>
      <text:p text:style-name="P1"><text:s/>create mode 100644 test/integration/.keep</text:p>
      <text:p text:style-name="P1"><text:s/>create mode 100644 test/mailers/.keep</text:p>
      <text:p text:style-name="P1"><text:s/>create mode 100644 test/models/.keep</text:p>
      <text:p text:style-name="P1"><text:s/>create mode 100644 test/test_helper.rb</text:p>
      <text:p text:style-name="P1"><text:s/>create mode 100644 tmp/.keep</text:p>
      <text:p text:style-name="P1"><text:s/>create mode 100644 vendor/assets/javascripts/.keep</text:p>
      <text:p text:style-name="P1"><text:s/>create mode 100644 vendor/assets/stylesheets/.keep</text:p>
      <text:p text:style-name="P1"/>
      <text:list xml:id="list3367077762663068542" text:style-name="L7">
        <text:list-item>
          <text:p text:style-name="P23"><text:span text:style-name="T1">Crear y moverse al branch development</text:span></text:p>
          <text:p text:style-name="P23"/>
        </text:list-item>
      </text:list>
      <text:p text:style-name="P1">abraham@abraham-Inspiron-3558:~/sandbox/rails/tienda$ git branch dev</text:p>
      <text:p text:style-name="P1">abraham@abraham-Inspiron-3558:~/sandbox/rails/tienda$ git branch -a</text:p>
      <text:p text:style-name="P1"><text:s text:c="2"/>dev</text:p>
      <text:p text:style-name="P1">* master</text:p>
      <text:p text:style-name="P1">abraham@abraham-Inspiron-3558:~/sandbox/rails/tienda$ git checkout dev</text:p>
      <text:p text:style-name="P1">Switched to branch 'dev'</text:p>
      <text:p text:style-name="P1"/>
      <text:p text:style-name="P1"/>
      <text:p text:style-name="P14">2. </text:p>
      <text:p text:style-name="P12">Crear el modelo de categorías (category) con el campo nombre (name) y el modelo de productos.</text:p>
      <text:p text:style-name="P1"/>
      <text:p text:style-name="P1">abraham@abraham-Inspiron-3558:~/sandbox/rails/tienda$ rails g model category name:string product_type:string</text:p>
      <text:p text:style-name="P1">Running via Spring preloader in process 3153</text:p>
      <text:p text:style-name="P1"><text:s text:c="6"/>invoke <text:s/>active_record</text:p>
      <text:p text:style-name="P1"><text:s text:c="6"/>create <text:s text:c="3"/>db/migrate/20170418005425_create_categories.rb</text:p>
      <text:p text:style-name="P1"><text:s text:c="6"/>create <text:s text:c="3"/>app/models/category.rb</text:p>
      <text:p text:style-name="P1"><text:s text:c="6"/>invoke <text:s text:c="3"/>test_unit</text:p>
      <text:p text:style-name="P1"><text:s text:c="6"/>create <text:s text:c="5"/>test/models/category_test.rb</text:p>
      <text:p text:style-name="P1"><text:s text:c="6"/>create <text:s text:c="5"/>test/fixtures/categories.yml</text:p>
      <text:p text:style-name="P1">abraham@abraham-Inspiron-3558:~/sandbox/rails/tienda$ subl .</text:p>
      <text:p text:style-name="P1"><text:soft-page-break/></text:p>
      <text:p text:style-name="P1"/>
      <text:p text:style-name="P3">Revisar</text:p>
      <text:p text:style-name="P3"/>
      <text:p text:style-name="P3">tienda/config/locales/database.yml</text:p>
      <text:p text:style-name="P1"/>
      <text:p text:style-name="P1">default: &amp;default</text:p>
      <text:p text:style-name="P1"><text:s text:c="2"/>adapter: postgresql</text:p>
      <text:p text:style-name="P1"><text:s text:c="2"/>encoding: unicode</text:p>
      <text:p text:style-name="P1"><text:s text:c="2"/>username: latam</text:p>
      <text:p text:style-name="P1"><text:s text:c="2"/>password: latam</text:p>
      <text:p text:style-name="P1"/>
      <text:p text:style-name="P1"/>
      <text:p text:style-name="P1">abraham@abraham-Inspiron-3558:~/sandbox/rails/tienda$ rake db:create</text:p>
      <text:p text:style-name="P1">Created database 'tienda_development'</text:p>
      <text:p text:style-name="P1">Created database 'tienda_test'</text:p>
      <text:p text:style-name="P1">abraham@abraham-Inspiron-3558:~/sandbox/rails/tienda$ rake db:migrate</text:p>
      <text:p text:style-name="P1">== 20170418005425 CreateCategories: migrating =================================</text:p>
      <text:p text:style-name="P1">-- create_table(:categories)</text:p>
      <text:p text:style-name="P1"><text:s text:c="3"/>-&gt; 0.0064s</text:p>
      <text:p text:style-name="P1">== 20170418005425 CreateCategories: migrated (0.0065s) ========================</text:p>
      <text:p text:style-name="P1"></text:p>
      <text:p text:style-name="P1"/>
      <text:p text:style-name="P7">abraham@abraham-Inspiron-3558:~/sandbox/rails/tienda$ rails g model product price:integer category_id:integer</text:p>
      <text:p text:style-name="P7">Running via Spring preloader in process 3422</text:p>
      <text:p text:style-name="P7"><text:s text:c="6"/>invoke <text:s/>active_record</text:p>
      <text:p text:style-name="P7"><text:s text:c="6"/>create <text:s text:c="3"/>db/migrate/20170418010334_create_products.rb</text:p>
      <text:p text:style-name="P7"><text:s text:c="6"/>create <text:s text:c="3"/>app/models/product.rb</text:p>
      <text:p text:style-name="P7"><text:s text:c="6"/>invoke <text:s text:c="3"/>test_unit</text:p>
      <text:p text:style-name="P7"><text:s text:c="6"/>create <text:s text:c="5"/>test/models/product_test.rb</text:p>
      <text:p text:style-name="P7"><text:s text:c="6"/>create <text:s text:c="5"/>test/fixtures/products.yml</text:p>
      <text:p text:style-name="P7">abraham@abraham-Inspiron-3558:~/sandbox/rails/tienda$ rake db:migrate== 20170418010334 CreateProducts: migrating ===================================</text:p>
      <text:p text:style-name="P7">-- create_table(:products)</text:p>
      <text:p text:style-name="P7"><text:s text:c="3"/>-&gt; 0.0092s</text:p>
      <text:p text:style-name="P7">== 20170418010334 CreateProducts: migrated (0.0093s) ==========================</text:p>
      <text:p text:style-name="P7"></text:p>
      <text:p text:style-name="P7">abraham@abraham-Inspiron-3558:~/sandbox/rails/tienda$ git statusEn la rama dev</text:p>
      <text:p text:style-name="P7">Cambios no preparados para el commit:</text:p>
      <text:p text:style-name="P7"><text:s text:c="2"/>(use «git add &lt;archivo&gt;...» para actualizar lo que se confirmará)</text:p>
      <text:p text:style-name="P7"><text:s text:c="2"/>(use «git checkout -- &lt;archivo&gt;...» para descartar cambios en el directorio de trabajo)</text:p>
      <text:p text:style-name="P7"></text:p>
      <text:p text:style-name="P7"><text:tab/>modificado: config/database.yml</text:p>
      <text:p text:style-name="P7"></text:p>
      <text:p text:style-name="P7">Archivos sin seguimiento:</text:p>
      <text:p text:style-name="P7"><text:s text:c="2"/>(use «git add &lt;archivo&gt;...» para incluir en lo que se ha de confirmar)</text:p>
      <text:p text:style-name="P7"></text:p>
      <text:p text:style-name="P7"><text:tab/>app/models/category.rb</text:p>
      <text:p text:style-name="P7"><text:soft-page-break/><text:tab/>app/models/product.rb</text:p>
      <text:p text:style-name="P7"><text:tab/>db/migrate/</text:p>
      <text:p text:style-name="P7"><text:tab/>db/schema.rb</text:p>
      <text:p text:style-name="P7"><text:tab/>test/fixtures/categories.yml</text:p>
      <text:p text:style-name="P7"><text:tab/>test/fixtures/products.yml</text:p>
      <text:p text:style-name="P7"><text:tab/>test/models/category_test.rb</text:p>
      <text:p text:style-name="P7"><text:tab/>test/models/product_test.rb</text:p>
      <text:p text:style-name="P7"></text:p>
      <text:p text:style-name="P7">no hay cambios agregados al commit (use «git add» o «git commit -a»)</text:p>
      <text:p text:style-name="P7">abraham@abraham-Inspiron-3558:~/sandbox/rails/tienda$ git add .</text:p>
      <text:p text:style-name="P7">abraham@abraham-Inspiron-3558:~/sandbox/rails/tienda$ git status</text:p>
      <text:p text:style-name="P7">En la rama dev</text:p>
      <text:p text:style-name="P7">Cambios para hacer commit:</text:p>
      <text:p text:style-name="P7"><text:s text:c="2"/>(use «git reset HEAD &lt;archivo&gt;...» para sacar del stage)</text:p>
      <text:p text:style-name="P7"></text:p>
      <text:p text:style-name="P7"><text:tab/>new file: <text:s text:c="2"/>app/models/category.rb</text:p>
      <text:p text:style-name="P7"><text:tab/>new file: <text:s text:c="2"/>app/models/product.rb</text:p>
      <text:p text:style-name="P7"><text:tab/>modificado: config/database.yml</text:p>
      <text:p text:style-name="P7"><text:tab/>new file: <text:s text:c="2"/>db/migrate/20170418005425_create_categories.rb</text:p>
      <text:p text:style-name="P7"><text:tab/>new file: <text:s text:c="2"/>db/migrate/20170418010334_create_products.rb</text:p>
      <text:p text:style-name="P7"><text:tab/>new file: <text:s text:c="2"/>db/schema.rb</text:p>
      <text:p text:style-name="P7"><text:tab/>new file: <text:s text:c="2"/>test/fixtures/categories.yml</text:p>
      <text:p text:style-name="P7"><text:tab/>new file: <text:s text:c="2"/>test/fixtures/products.yml</text:p>
      <text:p text:style-name="P7"><text:tab/>new file: <text:s text:c="2"/>test/models/category_test.rb</text:p>
      <text:p text:style-name="P7"><text:tab/>new file: <text:s text:c="2"/>test/models/product_test.rb</text:p>
      <text:p text:style-name="P7"></text:p>
      <text:p text:style-name="P7">abraham@abraham-Inspiron-3558:~/sandbox/rails/tienda$ git commit -m "create product model + migrations"</text:p>
      <text:p text:style-name="P7">[dev 5f97b06] create product model + migrations</text:p>
      <text:p text:style-name="P7"><text:s/>10 files changed, 93 insertions(+)</text:p>
      <text:p text:style-name="P7"><text:s/>create mode 100644 app/models/category.rb</text:p>
      <text:p text:style-name="P7"><text:s/>create mode 100644 app/models/product.rb</text:p>
      <text:p text:style-name="P7"><text:s/>create mode 100644 db/migrate/20170418005425_create_categories.rb</text:p>
      <text:p text:style-name="P7"><text:s/>create mode 100644 db/migrate/20170418010334_create_products.rb</text:p>
      <text:p text:style-name="P7"><text:s/>create mode 100644 db/schema.rb</text:p>
      <text:p text:style-name="P7"><text:s/>create mode 100644 test/fixtures/categories.yml</text:p>
      <text:p text:style-name="P7"><text:s/>create mode 100644 test/fixtures/products.yml</text:p>
      <text:p text:style-name="P7"><text:s/>create mode 100644 test/models/category_test.rb</text:p>
      <text:p text:style-name="P7"><text:s/>create mode 100644 test/models/product_test.rb</text:p>
      <text:p text:style-name="P7">abraham@abraham-Inspiron-3558:~/sandbox/rails/tienda$ git status</text:p>
      <text:p text:style-name="P7">En la rama dev</text:p>
      <text:p text:style-name="P7">nothing to commit, working directory clean</text:p>
      <text:p text:style-name="P7"/>
      <text:p text:style-name="P7"/>
      <text:p text:style-name="P4">group :development, :test do</text:p>
      <text:p text:style-name="P4"><text:s text:c="2"/># Call 'byebug' anywhere in the code to stop execution and get a debugger console</text:p>
      <text:p text:style-name="P4"><text:s text:c="2"/>gem 'byebug', platform: :mri</text:p>
      <text:p text:style-name="P4"><text:s text:c="2"/>gem 'railroady'</text:p>
      <text:p text:style-name="P4">end</text:p>
      <text:p text:style-name="P4"><text:soft-page-break/></text:p>
      <text:p text:style-name="P8">abraham@abraham-Inspiron-3558:~/sandbox/rails/tienda$ sudo apt-get install graphviz</text:p>
      <text:p text:style-name="P8">Leyendo lista de paquetes... Hecho</text:p>
      <text:p text:style-name="P8">Creando árbol de dependencias <text:s text:c="6"/></text:p>
      <text:p text:style-name="P8">Leyendo la información de estado... Hecho</text:p>
      <text:p text:style-name="P8">graphviz ya está en su versión más reciente.</text:p>
      <text:p text:style-name="P8">El paquete indicado a continuación se instaló de forma automática y ya no es necesarios.</text:p>
      <text:p text:style-name="P8"><text:s text:c="2"/>libossp-uuid16</text:p>
      <text:p text:style-name="P8">Use 'apt-get autoremove' to remove it.</text:p>
      <text:p text:style-name="P8">0 actualizados, 0 se instalarán, 0 para eliminar y 20 no actualizados.</text:p>
      <text:p text:style-name="P8">abraham@abraham-Inspiron-3558:~/sandbox/rails/tienda$ bundle install</text:p>
      <text:p text:style-name="P8">Using rake 12.0.0</text:p>
      <text:p text:style-name="P8">Using concurrent-ruby 1.0.5</text:p>
      <text:p text:style-name="P8">Using i18n 0.8.1</text:p>
      <text:p text:style-name="P8">Using minitest 5.10.1</text:p>
      <text:p text:style-name="P8">Using thread_safe 0.3.6</text:p>
      <text:p text:style-name="P8">Using builder 3.2.3</text:p>
      <text:p text:style-name="P8">Using erubis 2.7.0</text:p>
      <text:p text:style-name="P8">Using mini_portile2 2.1.0</text:p>
      <text:p text:style-name="P8">Using rack 2.0.1</text:p>
      <text:p text:style-name="P8">Using nio4r 2.0.0</text:p>
      <text:p text:style-name="P8">Using websocket-extensions 0.1.2</text:p>
      <text:p text:style-name="P8">Using mime-types-data 3.2016.0521</text:p>
      <text:p text:style-name="P8">Using arel 7.1.4</text:p>
      <text:p text:style-name="P8">Using bindex 0.5.0</text:p>
      <text:p text:style-name="P8">Using byebug 9.0.6</text:p>
      <text:p text:style-name="P8">Using coffee-script-source 1.12.2</text:p>
      <text:p text:style-name="P8">Using execjs 2.7.0</text:p>
      <text:p text:style-name="P8">Using method_source 0.8.2</text:p>
      <text:p text:style-name="P8">Using thor 0.19.4</text:p>
      <text:p text:style-name="P8">Using ffi 1.9.18</text:p>
      <text:p text:style-name="P8">Using multi_json 1.12.1</text:p>
      <text:p text:style-name="P8">Using rb-fsevent 0.9.8</text:p>
      <text:p text:style-name="P8">Using pg 0.20.0</text:p>
      <text:p text:style-name="P8">Using puma 3.8.2</text:p>
      <text:p text:style-name="P8">Using railroady 1.5.2</text:p>
      <text:p text:style-name="P8">Using bundler 1.14.6</text:p>
      <text:p text:style-name="P8">Using sass 3.4.23</text:p>
      <text:p text:style-name="P8">Using tilt 2.0.7</text:p>
      <text:p text:style-name="P8">Using turbolinks-source 5.0.0</text:p>
      <text:p text:style-name="P8">Using tzinfo 1.2.3</text:p>
      <text:p text:style-name="P8">Using nokogiri 1.7.1</text:p>
      <text:p text:style-name="P8">Using rack-test 0.6.3</text:p>
      <text:p text:style-name="P8">Using sprockets 3.7.1</text:p>
      <text:p text:style-name="P8">Using websocket-driver 0.6.5</text:p>
      <text:p text:style-name="P8">Using mime-types 3.1</text:p>
      <text:p text:style-name="P8">Using coffee-script 2.4.1</text:p>
      <text:p text:style-name="P8">Using uglifier 3.2.0</text:p>
      <text:p text:style-name="P8">Using rb-inotify 0.9.8</text:p>
      <text:p text:style-name="P8"><text:soft-page-break/>Using turbolinks 5.0.1</text:p>
      <text:p text:style-name="P8">Using activesupport 5.0.2</text:p>
      <text:p text:style-name="P8">Using loofah 2.0.3</text:p>
      <text:p text:style-name="P8">Using mail 2.6.4</text:p>
      <text:p text:style-name="P8">Using listen 3.0.8</text:p>
      <text:p text:style-name="P8">Using rails-dom-testing 2.0.2</text:p>
      <text:p text:style-name="P8">Using globalid 0.4.0</text:p>
      <text:p text:style-name="P8">Using activemodel 5.0.2</text:p>
      <text:p text:style-name="P8">Using jbuilder 2.6.3</text:p>
      <text:p text:style-name="P8">Using spring 2.0.1</text:p>
      <text:p text:style-name="P8">Using rails-html-sanitizer 1.0.3</text:p>
      <text:p text:style-name="P8">Using activejob 5.0.2</text:p>
      <text:p text:style-name="P8">Using activerecord 5.0.2</text:p>
      <text:p text:style-name="P8">Using spring-watcher-listen 2.0.1</text:p>
      <text:p text:style-name="P8">Using actionview 5.0.2</text:p>
      <text:p text:style-name="P8">Using actionpack 5.0.2</text:p>
      <text:p text:style-name="P8">Using actioncable 5.0.2</text:p>
      <text:p text:style-name="P8">Using actionmailer 5.0.2</text:p>
      <text:p text:style-name="P8">Using railties 5.0.2</text:p>
      <text:p text:style-name="P8">Using sprockets-rails 3.2.0</text:p>
      <text:p text:style-name="P8">Using coffee-rails 4.2.1</text:p>
      <text:p text:style-name="P8">Using jquery-rails 4.3.1</text:p>
      <text:p text:style-name="P8">Using web-console 3.5.0</text:p>
      <text:p text:style-name="P8">Using rails 5.0.2</text:p>
      <text:p text:style-name="P8">Using sass-rails 5.0.6</text:p>
      <text:p text:style-name="P8">Bundle complete! 16 Gemfile dependencies, 63 gems now installed.</text:p>
      <text:p text:style-name="P8">Use `bundle show [gemname]` to see where a bundled gem is installed.</text:p>
      <text:p text:style-name="P8"/>
      <text:p text:style-name="P8"/>
      <text:p text:style-name="P8"/>
      <text:p text:style-name="P8">abraham@abraham-Inspiron-3558:~/sandbox/rails/tienda$ rake diagram:all</text:p>
      <text:p text:style-name="P8">Generating /home/abraham/sandbox/rails/tienda/doc/models_complete.svg</text:p>
      <text:p text:style-name="P8">railroady -lamM | sed -r 's/\x1B\[([0-9]{1,2}(;[0-9]{1,2})?)?[m|K]//g' | dot -Tsvg &gt; /home/abraham/sandbox/rails/tienda/doc/models_complete.svg</text:p>
      <text:p text:style-name="P8">Generating /home/abraham/sandbox/rails/tienda/doc/models_brief.svg</text:p>
      <text:p text:style-name="P8">railroady -blamM | sed -r 's/\x1B\[([0-9]{1,2}(;[0-9]{1,2})?)?[m|K]//g' | dot -Tsvg &gt; /home/abraham/sandbox/rails/tienda/doc/models_brief.svg</text:p>
      <text:p text:style-name="P8">Generating /home/abraham/sandbox/rails/tienda/doc/controllers_complete.svg</text:p>
      <text:p text:style-name="P8">railroady -lC | sed -r 's/\x1B\[([0-9]{1,2}(;[0-9]{1,2})?)?[m|K]//g' | neato -Tsvg &gt; /home/abraham/sandbox/rails/tienda/doc/controllers_complete.svg</text:p>
      <text:p text:style-name="P8">Generating /home/abraham/sandbox/rails/tienda/doc/controllers_brief.svg</text:p>
      <text:p text:style-name="P8">railroady -blC | sed -r 's/\x1B\[([0-9]{1,2}(;[0-9]{1,2})?)?[m|K]//g' | neato -Tsvg &gt; /home/abraham/sandbox/rails/tienda/doc/controllers_brief.svg</text:p>
      <text:p text:style-name="P8"/>
      <text:p text:style-name="P8">abraham@abraham-Inspiron-3558:~/sandbox/rails/tienda$ git status</text:p>
      <text:p text:style-name="P8">En la rama dev</text:p>
      <text:p text:style-name="P8">Cambios no preparados para el commit:</text:p>
      <text:p text:style-name="P8"><text:s text:c="2"/>(use «git add &lt;archivo&gt;...» para actualizar lo que se confirmará)</text:p>
      <text:p text:style-name="P8"><text:s text:c="2"/>(use «git checkout -- &lt;archivo&gt;...» para descartar cambios en el directorio de trabajo)</text:p>
      <text:p text:style-name="P8"><text:soft-page-break/></text:p>
      <text:p text:style-name="P8"><text:tab/>modificado: Gemfile</text:p>
      <text:p text:style-name="P8"><text:tab/>modificado: Gemfile.lock</text:p>
      <text:p text:style-name="P8"></text:p>
      <text:p text:style-name="P8">Archivos sin seguimiento:</text:p>
      <text:p text:style-name="P8"><text:s text:c="2"/>(use «git add &lt;archivo&gt;...» para incluir en lo que se ha de confirmar)</text:p>
      <text:p text:style-name="P8"></text:p>
      <text:p text:style-name="P8"><text:tab/>doc/</text:p>
      <text:p text:style-name="P8"></text:p>
      <text:p text:style-name="P8">no hay cambios agregados al commit (use «git add» o «git commit -a»)</text:p>
      <text:p text:style-name="P8"/>
      <text:p text:style-name="P8"/>
      <text:p text:style-name="P9">tienda/app/model/category</text:p>
      <text:p text:style-name="P5">class Category &lt; ApplicationRecord</text:p>
      <text:p text:style-name="P5"><text:tab/>has_many :products, inverse_of: :category</text:p>
      <text:p text:style-name="P5">end</text:p>
      <text:p text:style-name="P5"/>
      <text:p text:style-name="P5"/>
      <text:p text:style-name="P5"/>
      <text:p text:style-name="P5">class Product &lt; ApplicationRecord</text:p>
      <text:p text:style-name="P5"><text:tab/>belongs_to :category, inverse_of: :products</text:p>
      <text:p text:style-name="P5">end</text:p>
      <text:p text:style-name="P5"/>
      <text:p text:style-name="P5"/>
      <text:p text:style-name="P9">abraham@abraham-Inspiron-3558:~/sandbox/rails/tienda$ rake diagram:all</text:p>
      <text:p text:style-name="P9">Generating /home/abraham/sandbox/rails/tienda/doc/models_complete.svg</text:p>
      <text:p text:style-name="P9">railroady -lamM | sed -r 's/\x1B\[([0-9]{1,2}(;[0-9]{1,2})?)?[m|K]//g' | dot -Tsvg &gt; /home/abraham/sandbox/rails/tienda/doc/models_complete.svg</text:p>
      <text:p text:style-name="P9">Generating /home/abraham/sandbox/rails/tienda/doc/models_brief.svg</text:p>
      <text:p text:style-name="P9">railroady -blamM | sed -r 's/\x1B\[([0-9]{1,2}(;[0-9]{1,2})?)?[m|K]//g' | dot -Tsvg &gt; /home/abraham/sandbox/rails/tienda/doc/models_brief.svg</text:p>
      <text:p text:style-name="P9">Generating /home/abraham/sandbox/rails/tienda/doc/controllers_complete.svg</text:p>
      <text:p text:style-name="P9">railroady -lC | sed -r 's/\x1B\[([0-9]{1,2}(;[0-9]{1,2})?)?[m|K]//g' | neato -Tsvg &gt; /home/abraham/sandbox/rails/tienda/doc/controllers_complete.svg</text:p>
      <text:p text:style-name="P9">Generating /home/abraham/sandbox/rails/tienda/doc/controllers_brief.svg</text:p>
      <text:p text:style-name="P9">railroady -blC | sed -r 's/\x1B\[([0-9]{1,2}(;[0-9]{1,2})?)?[m|K]//g' | neato -Tsvg &gt; /home/abraham/sandbox/rails/tienda/doc/controllers_brief.svg</text:p>
      <text:p text:style-name="P9"/>
      <text:p text:style-name="P9"/>
      <text:p text:style-name="P13">4. </text:p>
      <text:p text:style-name="P12">El modelo de producto solo debe aceptar productos con precios.</text:p>
      <text:p text:style-name="P5"/>
      <text:p text:style-name="P9"/>
      <text:p text:style-name="P9">class Product &lt; ApplicationRecord</text:p>
      <text:p text:style-name="P9"><text:tab/>belongs_to :category, inverse_of: :products</text:p>
      <text:p text:style-name="P9"></text:p>
      <text:p text:style-name="P9"><text:tab/>validates :price, presence: true</text:p>
      <text:p text:style-name="P9">end</text:p>
      <text:p text:style-name="P5"/>
      <text:p text:style-name="P13"><text:soft-page-break/>5. </text:p>
      <text:p text:style-name="P12">Validar que el producto tenga categoría</text:p>
      <text:p text:style-name="P5"/>
      <text:p text:style-name="P5"/>
      <text:p text:style-name="P5"/>
      <text:p text:style-name="P5"/>
      <text:p text:style-name="P9">class Product &lt; ApplicationRecord</text:p>
      <text:p text:style-name="P9"><text:tab/>belongs_to :category, inverse_of: :products</text:p>
      <text:p text:style-name="P9"></text:p>
      <text:p text:style-name="P9"><text:tab/>validates :price, presence: true</text:p>
      <text:p text:style-name="P9"><text:tab/>validates :category, presence: true</text:p>
      <text:p text:style-name="P9">end</text:p>
      <text:p text:style-name="P5"/>
      <text:p text:style-name="P13">6. </text:p>
      <text:p text:style-name="P12">Agregar el campo premium a los productos</text:p>
      <text:p text:style-name="P9"/>
      <text:p text:style-name="P9">abraham@abraham-Inspiron-3558:~/sandbox/rails/tienda$ rails g migration add_premium_to_products</text:p>
      <text:p text:style-name="P9">Running via Spring preloader in process 4219</text:p>
      <text:p text:style-name="P9"><text:s text:c="6"/>invoke <text:s/>active_record</text:p>
      <text:p text:style-name="P9"><text:s text:c="6"/>create <text:s text:c="3"/>db/migrate/20170418012835_add_premium_to_products.rb</text:p>
      <text:p text:style-name="P9"/>
      <text:p text:style-name="P10">Corremos migración</text:p>
      <text:p text:style-name="P10"/>
      <text:p text:style-name="P10">abraham@abraham-Inspiron-3558:~/sandbox/rails/tienda$ rake db:migrate== 20170418012835 AddPremiumToProducts: migrating =============================</text:p>
      <text:p text:style-name="P10">-- add_column(:products, :premium, :bool, {:default=&gt;false})</text:p>
      <text:p text:style-name="P10"><text:s text:c="3"/>-&gt; 0.0080s</text:p>
      <text:p text:style-name="P10">== 20170418012835 AddPremiumToProducts: migrated (0.0081s) ====================</text:p>
      <text:p text:style-name="P10"></text:p>
      <text:p text:style-name="P10">abraham@abraham-Inspiron-3558:~/sandbox/rails/tienda$ </text:p>
      <text:p text:style-name="P10"></text:p>
      <text:p text:style-name="P10"/>
      <text:p text:style-name="P6">Pendiente ----- Añadir los archivos después de la migración a GIT</text:p>
      <text:p text:style-name="P10"/>
      <text:p text:style-name="P6">Pendiente ----- Hacer push a Github de la rama development</text:p>
      <text:p text:style-name="P9"/>
      <text:p text:style-name="P15"/>
      <text:p text:style-name="P13">7. </text:p>
      <text:p text:style-name="P12">Dentro del archivo seeds.rb</text:p>
      <text:p text:style-name="P9"/>
      <text:p text:style-name="P9"/>
      <text:p text:style-name="P10">tienda/db/seed.rb</text:p>
      <text:p text:style-name="P9"/>
      <text:list xml:id="list697588940140245765" text:style-name="L2">
        <text:list-item>
          <text:p text:style-name="P17"><text:span text:style-name="T3">B</text:span><text:span text:style-name="T4">orrado de todas las categorías y productos (si el borrado en cascada funciona no importa el orden)</text:span></text:p>
        </text:list-item>
      </text:list>
      <text:p text:style-name="P10"/>
      <text:p text:style-name="P10"><text:tab/><text:tab/>Category.destroy_all</text:p>
      <text:p text:style-name="P10"><text:tab/><text:tab/>Product.destroy_all</text:p>
      <text:p text:style-name="P10"><text:soft-page-break/></text:p>
      <text:list xml:id="list3728058456204374391" text:style-name="L3">
        <text:list-item>
          <text:p text:style-name="P18"><text:span text:style-name="T3">Agregar 3 categorías</text:span></text:p>
        </text:list-item>
      </text:list>
      <text:p text:style-name="P10"/>
      <text:p text:style-name="P10"><text:tab/><text:tab/>category1 = Category.new(name: 'Category 1')</text:p>
      <text:p text:style-name="P10"><text:tab/><text:tab/>category1.save</text:p>
      <text:p text:style-name="P10"></text:p>
      <text:p text:style-name="P10"><text:tab/><text:tab/>category2 = Category.create name: 'Category 2'</text:p>
      <text:p text:style-name="P10"><text:tab/><text:tab/>category3 = Category.create name: 'Category 3'</text:p>
      <text:p text:style-name="P10"></text:p>
      <text:list xml:id="list5318491793875660048" text:style-name="L4">
        <text:list-item>
          <text:p text:style-name="P19"><text:span text:style-name="T3">Agregar al menos dos productos a cada categoría del seed.</text:span></text:p>
        </text:list-item>
      </text:list>
      <text:p text:style-name="P10"/>
      <text:list xml:id="list212159348756246" text:continue-numbering="true" text:style-name="L4">
        <text:list-item>
          <text:list>
            <text:list-item>
              <text:p text:style-name="P20"><text:span text:style-name="T8">Uno de los productos debe ser agregado ocupando el método create.</text:span></text:p>
            </text:list-item>
          </text:list>
        </text:list-item>
      </text:list>
      <text:p text:style-name="P10"/>
      <text:p text:style-name="P11"><text:tab/><text:tab/>Product.create name: 'Product 1', price: 100, category_id: category1.id</text:p>
      <text:p text:style-name="P16"><text:span text:style-name="T5"><text:tab/><text:tab/>Product.create name: 'Product 2', price: 200, category: category1</text:span></text:p>
      <text:p text:style-name="P11"><text:tab/><text:tab/></text:p>
      <text:p text:style-name="P11"><text:tab/><text:tab/>category1.products &lt;&lt; Product.create name: 'Product 3', price:150</text:p>
      <text:p text:style-name="P11"/>
      <text:p text:style-name="P11">Corremos el rake <text:a xlink:type="simple" xlink:href="db:seed">db:seed</text:a></text:p>
      <text:p text:style-name="P11"/>
      <text:p text:style-name="P11">abraham@abraham-Inspiron-3558:~/sandbox/rails/tienda$ rake <text:a xlink:type="simple" xlink:href="db:seed">db:seed</text:a></text:p>
      <text:p text:style-name="P11"/>
      <text:p text:style-name="P11"/>
      <text:list xml:id="list3061334556283241374" text:style-name="L5">
        <text:list-item>
          <text:p text:style-name="P21"><text:span text:style-name="T8">Uno de los productos debe ser agregado ocupando el método build de la relación products de una categoría.</text:span></text:p>
        </text:list-item>
      </text:list>
      <text:p text:style-name="P24"/>
      <text:p text:style-name="P25">product = category2.products.build(name: 'Product 4', price: 300)</text:p>
      <text:p text:style-name="P25">product.save</text:p>
      <text:p text:style-name="P25"/>
      <text:p text:style-name="P25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9:46:09.148532920</meta:creation-date>
    <dc:date>2017-04-17T21:21:58.518743902</dc:date>
    <meta:editing-duration>PT18M57S</meta:editing-duration>
    <meta:editing-cycles>1</meta:editing-cycles>
    <meta:document-statistic meta:table-count="0" meta:image-count="0" meta:object-count="0" meta:page-count="15" meta:paragraph-count="634" meta:word-count="2248" meta:character-count="24749" meta:non-whitespace-character-count="21124"/>
    <meta:generator>LibreOffice/4.2.8.2$Linux_X86_64 LibreOffice_project/420m0$Build-2</meta:generator>
  </office:meta>
</office:document-meta>
</file>